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Web" svg:font-family="'Segoe UI Web', 'Segoe UI', 'Segoe WP', Tahoma, Arial, sans-serif"/>
    <style:font-face style:name="Lucida Sans1" svg:font-family="'Lucida Sans'" style:font-family-generic="swiss"/>
    <style:font-face style:name="Times New Roman" svg:font-family="'Times New Roman'" style:font-family-generic="roman" style:font-pitch="variable"/>
    <style:font-face style:name="Viner Hand ITC" svg:font-family="'Viner Hand ITC'" style:font-family-generic="script" style:font-pitch="variable"/>
    <style:font-face style:name="Agency FB" svg:font-family="'Agency FB'"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color="#000000"/>
    </style:style>
    <style:style style:name="P2" style:family="paragraph" style:parent-style-name="Standard">
      <style:paragraph-properties fo:margin-left="0cm" fo:margin-right="0cm" fo:text-align="start" style:justify-single-word="false" fo:orphans="2" fo:widows="2" fo:text-indent="0cm" style:auto-text-indent="false"/>
      <style:text-properties fo:color="#800000"/>
    </style:style>
    <style:style style:name="P3" style:family="paragraph" style:parent-style-name="Standard">
      <style:paragraph-properties fo:margin-left="0cm" fo:margin-right="0cm" fo:text-align="end" style:justify-single-word="false" fo:orphans="2" fo:widows="2" fo:text-indent="0cm" style:auto-text-indent="false"/>
      <style:text-properties fo:color="#000000"/>
    </style:style>
    <style:style style:name="P4" style:family="paragraph" style:parent-style-name="Standard">
      <style:paragraph-properties fo:margin-left="0cm" fo:margin-right="0cm" fo:text-align="start" style:justify-single-word="false" fo:orphans="2" fo:widows="2" fo:text-indent="0cm" style:auto-text-indent="false"/>
      <style:text-properties fo:color="#000000" style:font-name="Arial Unicode MS"/>
    </style:style>
    <style:style style:name="P5" style:family="paragraph" style:parent-style-name="Standard" style:list-style-name="L1">
      <style:paragraph-properties fo:margin-left="0cm" fo:margin-right="0cm" fo:text-align="start" style:justify-single-word="false" fo:orphans="2" fo:widows="2" fo:text-indent="0cm" style:auto-text-indent="false"/>
      <style:text-properties fo:color="#000000" style:font-name="Arial Unicode MS"/>
    </style:style>
    <style:style style:name="P6" style:family="paragraph" style:parent-style-name="Standard" style:list-style-name="L2">
      <style:paragraph-properties fo:margin-left="0cm" fo:margin-right="0cm" fo:text-align="start" style:justify-single-word="false" fo:orphans="2" fo:widows="2" fo:text-indent="0cm" style:auto-text-indent="false"/>
      <style:text-properties fo:color="#000000" style:font-name="Arial Unicode MS"/>
    </style:style>
    <style:style style:name="T1" style:family="text">
      <style:text-properties fo:font-variant="normal" fo:text-transform="none" style:font-name="Segoe UI Web" fo:font-size="18pt" fo:letter-spacing="normal" fo:font-style="normal"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SP LAB EXPERIMENT 1: LISTENING</text:span> </text:p>
      <text:p text:style-name="P3">Abhishek Shukla</text:p>
      <text:p text:style-name="P3">CSE 3</text:p>
      <text:p text:style-name="P3">13715002719</text:p>
      <text:p text:style-name="P2"/>
      <text:p text:style-name="P4">Q1.</text:p>
      <text:list xml:id="list4401271091872141678" text:style-name="L1">
        <text:list-item>
          <text:p text:style-name="P5">false</text:p>
        </text:list-item>
        <text:list-item>
          <text:p text:style-name="P5">false</text:p>
        </text:list-item>
        <text:list-item>
          <text:p text:style-name="P5">true</text:p>
        </text:list-item>
        <text:list-item>
          <text:p text:style-name="P5">true</text:p>
        </text:list-item>
        <text:list-item>
          <text:p text:style-name="P5">true</text:p>
        </text:list-item>
        <text:list-item>
          <text:p text:style-name="P5">true</text:p>
        </text:list-item>
        <text:list-item>
          <text:p text:style-name="P5">true</text:p>
        </text:list-item>
        <text:list-item>
          <text:p text:style-name="P5">true</text:p>
        </text:list-item>
        <text:list-item>
          <text:p text:style-name="P5">true</text:p>
        </text:list-item>
        <text:list-item>
          <text:p text:style-name="P5">true</text:p>
        </text:list-item>
        <text:list-item>
          <text:p text:style-name="P5">true</text:p>
        </text:list-item>
        <text:list-item>
          <text:p text:style-name="P5">true</text:p>
        </text:list-item>
      </text:list>
      <text:p text:style-name="P4"/>
      <text:p text:style-name="P4">Q2.</text:p>
      <text:list xml:id="list200759875572634255" text:style-name="L2">
        <text:list-item>
          <text:p text:style-name="P6">According to Steve Jobs one must always trust in something. Be it guts, destiny, life, karma, hardwork, or anything.</text:p>
        </text:list-item>
        <text:list-item>
          <text:p text:style-name="P6">Dropping out from college was not all that romantic because he did'nt have any such facilities at that time. He slept on the floor in friend's room, walked miles just to get a good meal once a week.</text:p>
        </text:list-item>
        <text:list-item>
          <text:p text:style-name="P6">The calligraphy classes at Reed College taught Jobs about multiple typefaces. This enhanced his knowledge of typography and proved to be immensely useful for him while designing Mac.</text:p>
        </text:list-item>
        <text:list-item>
          <text:p text:style-name="P6">In his speech to Standford Graduates Jobs put it in this way: <text:line-break/>“I didn't see it then, but it turned out getting fired from Apple was the best thing that could have ever happened to me. The heaviness of being successfull was replaced by the lightness of being a beginner again, less sure about everything.”</text:p>
        </text:list-item>
      </text:list>
      <text:p text:style-name="P4">7.<text:tab/>“Keep looking, Don't Settle” - <text:s/>It means your work will fill a large port of your life and every way to be truely satisfied to do what you believe is a great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Web" svg:font-family="'Segoe UI Web', 'Segoe UI', 'Segoe WP', Tahoma, Arial, sans-serif"/>
    <style:font-face style:name="Lucida Sans1" svg:font-family="'Lucida Sans'" style:font-family-generic="swiss"/>
    <style:font-face style:name="Times New Roman" svg:font-family="'Times New Roman'" style:font-family-generic="roman" style:font-pitch="variable"/>
    <style:font-face style:name="Viner Hand ITC" svg:font-family="'Viner Hand ITC'" style:font-family-generic="script" style:font-pitch="variable"/>
    <style:font-face style:name="Agency FB" svg:font-family="'Agency FB'"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shika Gupta</meta:initial-creator>
    <meta:creation-date>2021-08-26T22:57:55.93</meta:creation-date>
    <dc:date>2021-08-26T23:39:14.64</dc:date>
    <dc:creator>Anshika Gupta</dc:creator>
    <meta:editing-duration>PT7M41S</meta:editing-duration>
    <meta:editing-cycles>2</meta:editing-cycles>
    <meta:generator>OpenOffice/4.1.7$Win32 OpenOffice.org_project/417m1$Build-9800</meta:generator>
    <meta:document-statistic meta:table-count="0" meta:image-count="0" meta:object-count="0" meta:page-count="1" meta:paragraph-count="23" meta:word-count="214" meta:character-count="1121"/>
  </office:meta>
</office:document-meta>
</file>